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4.560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0.952in"/>
    </style:style>
    <style:style style:name="co10" style:family="table-column">
      <style:table-column-properties fo:break-before="auto" style:column-width="1.2827in"/>
    </style:style>
    <style:style style:name="co11" style:family="table-column">
      <style:table-column-properties fo:break-before="auto" style:column-width="1.4028in"/>
    </style:style>
    <style:style style:name="co12" style:family="table-column">
      <style:table-column-properties fo:break-before="auto" style:column-width="1.6134in"/>
    </style:style>
    <style:style style:name="co13" style:family="table-column">
      <style:table-column-properties fo:break-before="auto" style:column-width="3.5075in"/>
    </style:style>
    <style:style style:name="co14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49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hospital_acronym</text:p>
          </table:table-cell>
          <table:table-cell table:style-name="ce3" office:value-type="string" calcext:value-type="string">
            <text:p>hospital_legal_status</text:p>
          </table:table-cell>
          <table:table-cell table:style-name="ce3" office:value-type="string" calcext:value-type="string">
            <text:p>hospital_integration</text:p>
          </table:table-cell>
          <table:table-cell table:style-name="ce3" office:value-type="string" calcext:value-type="string">
            <text:p>hospital_group</text:p>
          </table:table-cell>
          <table:table-cell table:style-name="ce3" office:value-type="string" calcext:value-type="string">
            <text:p>hospital_short_name</text:p>
          </table:table-cell>
          <table:table-cell table:style-name="ce3" office:value-type="string" calcext:value-type="string">
            <text:p>hospital_full_name</text:p>
          </table:table-cell>
          <table:table-cell table:style-name="ce3" office:value-type="string" calcext:value-type="string">
            <text:p>hospital_region_full_name</text:p>
          </table:table-cell>
          <table:table-cell table:style-name="ce3" office:value-type="string" calcext:value-type="string">
            <text:p>hospital_region_short_name</text:p>
          </table:table-cell>
          <table:table-cell table:style-name="ce3" office:value-type="string" calcext:value-type="string">
            <text:p>hospital_vatin</text:p>
          </table:table-cell>
          <table:table-cell table:style-name="ce3" office:value-type="string" calcext:value-type="string">
            <text:p>hospital_latitude</text:p>
          </table:table-cell>
          <table:table-cell table:style-name="ce3" office:value-type="string" calcext:value-type="string">
            <text:p>hospital_longitude</text:p>
          </table:table-cell>
          <table:table-cell table:style-name="ce3" office:value-type="string" calcext:value-type="string">
            <text:p>hospital_region_colour</text:p>
          </table:table-cell>
          <table:table-cell table:style-name="ce3" office:value-type="string" calcext:value-type="string">
            <text:p>hospital_bh_group</text:p>
          </table:table-cell>
          <table:table-cell table:style-name="ce3" office:value-type="string" calcext:value-type="string">
            <text:p>hospital_bh_group_colour</text:p>
          </table:table-cell>
          <table:table-cell office:value-type="string" calcext:value-type="string">
            <text:p>hospital_regex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Saúde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Nord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Alto\s+Minh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Bra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Santa\s+Maria\s+Maio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Alto\s+Ave|Senhora\s+(da\s+)?Oliveira)|(Guimar[aáàãâ]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(P[òóo]voa d[eo] Varzim)|(Vila\s+(do\s+)?Con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M[èée]dio\s+Av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Tr[aáàãâ]s((-os-)|(\s+os\s+))Montes)|(Alto\s+Dour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T[aáàãâ]mega(e\s+Sousa)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S[aáàãâ]o\s+Jo[aáàãâ]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atosinh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Vila\s+Nova\s+(de\s+)?Gaia)|(Espinh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Douro(\s+(e\s+)?)|(-e-)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Magalh[aáàãâ]es\s+Lem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Francisco\s+Zagalo)|(Ov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Luciano\s+(de\s+)?Castro)|(Anadi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S[aáàãâ]o\s+Jos[eéèê])|(Faf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Guard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Tondela\s*[-–—/ ]\s*Viseu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Cova\s+(da\s+)?Be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Figueira\s+(da\s+)?Foz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Castelo\s+Branc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Leiri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office:value-type="string" calcext:value-type="string">
            <text:p>(Reabilita[cç][aáàãâ]o\s+(da\s+)?Regi[aáàãâ]o\s+Centro)|(Rovisco\s+Pai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Arcebispo\s+Jo[aáàãâ]o\s+Cris[òóo]stomo)|(Cantanhe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[èée]dio\s+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O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antar[èée]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Vila\s+Franca\s+(de\s+)?X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Beatriz\s+[aáàãâ]ngelo)|(Lour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Nor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Fernando\s+(d[ea]\s+)?Fonsec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Cascais)|(Jos[èée]\s+Almeid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Centr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Lisboa\s+Ociden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Garcia\s+(d[ea]\s+)?Ort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rreiro(\s*[/-]\s*|(\s+e\s+))Monti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et[uúù]b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Psiqui[aáàãâ]trico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Instituto\s+(de\s+)?Oftalmologia)|(Gama\s+Pint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Norte\s+Alentejano)|(Norte\s+Alentej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[èée]vo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Litoral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Alen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2"/>
          <table:table-cell office:value-type="string" calcext:value-type="string">
            <text:p>(S[aáàãâ]o\s+Paulo)|(Serp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string" calcext:value-type="string">
            <text:p>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Algarve</text:p>
          </table:table-cell>
          <table:table-cell table:number-columns-repeated="49"/>
        </table:table-row>
        <table:table-row table:style-name="ro1" table:number-rows-repeated="1048522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08:43:58.689862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8-11T10:28:58.587188040</dc:date>
    <meta:editing-duration>P2DT10H14M24S</meta:editing-duration>
    <meta:editing-cycles>73</meta:editing-cycles>
    <meta:document-statistic meta:table-count="1" meta:cell-count="840" meta:object-count="0"/>
  </office:meta>
</office:document-meta>
</file>